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0pt" fo:font-style="italic" style:font-size-asian="10pt" style:font-style-asian="italic" style:font-size-complex="10pt" style:font-style-complex="italic"/>
    </style:style>
    <style:style style:name="P5" style:family="paragraph" style:parent-style-name="Standard">
      <style:paragraph-properties fo:margin-left="7.67mm" fo:margin-right="0mm" fo:text-align="justify" style:justify-single-word="false" fo:text-indent="-7.41mm" style:auto-text-indent="false">
        <style:tab-stops/>
      </style:paragraph-properties>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dotted" style:text-underline-width="auto" style:text-underline-color="font-color"/>
    </style:style>
    <style:style style:name="T3" style:family="text">
      <style:text-properties style:text-underline-style="dotted" style:text-underline-width="auto" style:text-underline-color="font-color" fo:font-weight="bold" style:font-weight-asian="bold" style:font-weight-complex="bold"/>
    </style:style>
    <style:style style:name="T4" style:family="text">
      <style:text-properties style:text-line-through-style="soli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3">COMPANIES ACT</text:p>
      <text:p text:style-name="P3">(CHAPTER 50)</text:p>
      <text:p text:style-name="P3">COMPANIES (FILING OF DOCUMENTS) REGULATIONS</text:p>
      <text:p text:style-name="P3"></text:p>
      <text:p text:style-name="P3">CERTIFICATE BY A COMPANY LIMITED BY SHARES</text:p>
      <text:p text:style-name="P3">UNDER SECTION 197(1)</text:p>
      <text:p text:style-name="P1"></text:p>
      <text:p text:style-name="P1"></text:p>
      <text:p text:style-name="P1"></text:p>
      <text:p text:style-name="P1">Name of Company:<text:tab/><text:tab/><text:span text:style-name="T1">Company’s Name XXX</text:span></text:p>
      <text:p text:style-name="P1"></text:p>
      <text:p text:style-name="P1"></text:p>
      <text:p text:style-name="P1">Registration No:<text:tab/><text:tab/><text:span text:style-name="T1">XXX</text:span></text:p>
      <text:p text:style-name="P1"></text:p>
      <text:p text:style-name="P1"></text:p>
      <text:p text:style-name="P1"></text:p>
      <text:p text:style-name="P1"></text:p>
      <text:p text:style-name="P1">I, the under-mentioned Director of the above mentioned company, hereby certify that –</text:p>
      <text:p text:style-name="P1"></text:p>
      <text:p text:style-name="P2"></text:p>
      <text:p text:style-name="P5">(a) <text:s text:c="2"/>I have verified that the particulars of the above company in this Annual Return are accurate and up to date as at <text:span text:style-name="T3">XX XXX 2015</text:span><text:span text:style-name="T1"></text:span> (date must not be earlier than 14 days prior to the lodgement of annual return);</text:p>
      <text:p text:style-name="P2"></text:p>
      <text:p text:style-name="P5">(b) <text:s/>I have made an inspection of the share register and confirm that transfers *<text:span text:style-name="T4">have</text:span>/have not been registered/taken place since the date of the *last annual return / <text:span text:style-name="T4">the incorporation of the company</text:span>;</text:p>
      <text:p text:style-name="P5"></text:p>
      <text:p text:style-name="P5">(c)* <text:s/>the company is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5"></text:p>
      <text:p text:style-name="P5">(d) <text:s text:c="2"/>the financial statements have been prepared in accordance with Part VI of the Companies Act and where applicable, the partial financial information in XBRL format or information in the financial highlights stated herein is accurate.</text:p>
      <text:p text:style-name="P1"></text:p>
      <text:p text:style-name="P1"></text:p>
      <text:p text:style-name="P1"></text:p>
      <text:p text:style-name="P1">...............................................................................</text:p>
      <text:p text:style-name="P1">Name and Signature of Director</text:p>
      <text:p text:style-name="P1"><text:span text:style-name="T1">Director’s Name XXX</text:span></text:p>
      <text:p text:style-name="P1"></text:p>
      <text:p text:style-name="P1">Designation in the above mentioned company:<text:tab/>Director</text:p>
      <text:p text:style-name="P1"></text:p>
      <text:p text:style-name="P1">NRIC / <text:span text:style-name="T4">Passport No.</text:span> / <text:span text:style-name="T4">FIN No.</text:span>:<text:tab/><text:tab/><text:tab/><text:span text:style-name="T1">NRIC XXX</text:span></text:p>
      <text:p text:style-name="P1"></text:p>
      <text:p text:style-name="P1"></text:p>
      <text:p text:style-name="P1"></text:p>
      <text:p text:style-name="P1">Date:<text:span text:style-name="T2"><text:tab/><text:tab/></text:span><text:span text:style-name="T3">XX XXX 2015<text:tab/><text:tab/></text:span></text:p>
      <text:p text:style-name="P1"></text:p>
      <text:p text:style-name="P1"></text:p>
      <text:p text:style-name="P4">*Delete whichever is inapplic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9:57:47</meta:creation-date>
    <dc:date>2015-11-02T10:12:41</dc:date>
    <dc:creator>phung11764 </dc:creator>
    <meta:editing-duration>P0D</meta:editing-duration>
    <meta:editing-cycles>1</meta:editing-cycles>
    <meta:document-statistic meta:table-count="0" meta:image-count="0" meta:object-count="0" meta:page-count="1" meta:paragraph-count="45" meta:word-count="255" meta:character-count="1637" meta:non-whitespace-character-count="1323"/>
    <meta:generator>LibreOffice/3.5$Linux_X86_64 LibreOffice_project/350m1$Build-2</meta:generator>
  </office:meta>
</office:document-meta>
</file>